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6.7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style:font-name="Liberation Serif" fo:font-size="10pt" style:font-name-asian="Segoe UI" style:font-size-asian="10pt" style:font-name-complex="Tahoma" style:font-size-complex="10pt"/>
    </style:style>
    <style:style style:name="ce10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erif" fo:font-size="10pt" style:font-name-asian="Segoe UI" style:font-size-asian="10pt" style:font-name-complex="Tahoma" style:font-size-complex="10p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font-name="Liberation Serif" fo:font-size="10pt" style:font-size-asian="10pt" style:font-size-complex="10pt"/>
    </style:style>
    <style:style style:name="ce22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ü - funkció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őoldal</text:p>
          </table:table-cell>
          <table:table-cell office:value-type="string" calcext:value-type="string">
            <text:p>Árfolyamok</text:p>
          </table:table-cell>
          <table:table-cell office:value-type="string" calcext:value-type="string">
            <text:p>Valutaváltó fiókjaink</text:p>
          </table:table-cell>
          <table:table-cell office:value-type="string" calcext:value-type="string">
            <text:p>Pénzváltási tippek</text:p>
          </table:table-cell>
          <table:table-cell office:value-type="string" calcext:value-type="string">
            <text:p>Hírek</text:p>
          </table:table-cell>
          <table:table-cell office:value-type="string" calcext:value-type="string">
            <text:p>Rólunk</text:p>
          </table:table-cell>
          <table:table-cell office:value-type="string" calcext:value-type="string">
            <text:p>Karrier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Valutaváltó kalkulátor</text:p>
          </table:table-cell>
          <table:table-cell office:value-type="string" calcext:value-type="string">
            <text:p>Napi árfolyamok</text:p>
          </table:table-cell>
          <table:table-cell office:value-type="string" calcext:value-type="string">
            <text:p>(Adatbázis, esetleg térképes keresés is)</text:p>
          </table:table-cell>
          <table:table-cell office:value-type="string" calcext:value-type="string">
            <text:p>(Blog típus, adatbázis)</text:p>
          </table:table-cell>
          <table:table-cell office:value-type="string" calcext:value-type="string">
            <text:p>(Blog típus adatbázis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Egyedi árfolyam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(Itt lehet felhasználói adatbázis)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(Valuta adatbázis)</text:p>
          </table:table-cell>
          <table:covered-table-cell/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datvédelmi tájékoztató</text:p>
          </table:table-cell>
          <table:table-cell office:value-type="string" calcext:value-type="string">
            <text:p>Üzletszabályzat</text:p>
          </table:table-cell>
          <table:table-cell office:value-type="string" calcext:value-type="string">
            <text:p>Panaszkezelési szabályzat</text:p>
          </table:table-cell>
          <table:table-cell office:value-type="string" calcext:value-type="string">
            <text:p>Impresszum</text:p>
            <text:p>Kapcsolat</text:p>
          </table:table-cell>
          <table:table-cell office:value-type="string" calcext:value-type="string">
            <text:p>Partner weblap- Mechwart suli</text:p>
          </table:table-cell>
          <table:table-cell table:number-columns-repeated="16378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nkek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correctchange.hu/</text:p>
          </table:table-cell>
        </table:table-row>
        <table:table-row table:style-name="ro1">
          <table:table-cell/>
          <table:table-cell office:value-type="string" calcext:value-type="string">
            <text:p>https://exclusive.hu/</text:p>
          </table:table-cell>
        </table:table-row>
        <table:table-row table:style-name="ro1">
          <table:table-cell/>
          <table:table-cell office:value-type="string" calcext:value-type="string">
            <text:p>https://koronaexchange.ro/</text:p>
          </table:table-cell>
        </table:table-row>
        <table:table-row table:style-name="ro1">
          <table:table-cell/>
          <table:table-cell office:value-type="string" calcext:value-type="string">
            <text:p>https://www.northline.hu/</text:p>
          </table:table-cell>
        </table:table-row>
        <table:table-row table:style-name="ro1">
          <table:table-cell/>
          <table:table-cell office:value-type="string" calcext:value-type="string">
            <text:p>https://valutavaltomiskolc.hu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xe.com/</text:p>
          </table:table-cell>
        </table:table-row>
      </table:table>
      <table:table table:name="git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thub.com/lukrecia602/project.g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<text:span text:style-name="T1">git remote add origin </text:span><text:span text:style-name="T2"><text:a xlink:href="https://github.com/lukrecia602/project.git" xlink:type="simple">https://github.com/lukrecia602/project.git</text:a>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<text:span text:style-name="T1">git clone </text:span><text:span text:style-name="T2"><text:a xlink:href="https://github.com/lukrecia602/project" xlink:type="simple">https://github.com/lukrecia602/project</text:a>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https://github.com/lukrecia602/project/tree/backend</text:p>
          </table:table-cell>
          <table:table-cell/>
          <table:table-cell office:value-type="string" calcext:value-type="string">
            <text:p>backebd branc Atesz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<text:span text:style-name="T3">git clone -b backend </text:span><text:span text:style-name="T3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stázás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Az összes beállítás lekérdezése: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0"/>
          <table:table-cell table:style-name="ce9" office:value-type="string" calcext:value-type="string">
            <text:p>git config --list 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git remote show origin master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git remote -v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Váltás a kívánt ágra 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0"/>
          <table:table-cell table:style-name="ce5" office:value-type="string" calcext:value-type="string">
            <text:p>git checkout &lt;branch-name&gt; 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3"/>
        </table:table-row>
        <table:table-row table:style-name="ro1">
          <table:table-cell table:number-columns-repeated="2"/>
          <table:table-cell table:style-name="ce11" office:value-type="string" calcext:value-type="string">
            <text:p>Tolja az ágot a távoli lerakatba 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0"/>
          <table:table-cell table:style-name="ce5" office:value-type="string" calcext:value-type="string">
            <text:p>git push origin &lt;branch-name&gt;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git status </text:p>
          </table:table-cell>
          <table:table-cell/>
          <table:table-cell table:style-name="ce12" office:value-type="string" calcext:value-type="string">
            <text:p>git remote add origin https://github.com/lukrecia602/project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git remote set-url origin &lt;new-url&gt; </text:p>
          </table:table-cell>
        </table:table-row>
        <table:table-row table:style-name="ro1">
          <table:table-cell/>
          <table:table-cell table:style-name="ce16" office:value-type="string" calcext:value-type="string">
            <text:p>git add 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office:value-type="string" calcext:value-type="string">
            <text:p>git remote set-url origin <text:a xlink:href="https://github.com/zootya/valutavalto" xlink:type="simple">https://github.com/zootya/valutavalto</text:a></text:p>
          </table:table-cell>
        </table:table-row>
        <table:table-row table:style-name="ro1">
          <table:table-cell/>
          <table:table-cell table:style-name="ce16" office:value-type="string" calcext:value-type="string">
            <text:p>git commit -m "&lt;commit&gt;"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office:value-type="string" calcext:value-type="string">
            <text:p><text:span text:style-name="T4">git remote set-url origin </text:span><text:span text:style-name="T4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/>
          <table:table-cell table:style-name="ce17" office:value-type="string" calcext:value-type="string">
            <text:p>git push origin &lt;branch-name&gt; </text:p>
          </table:table-cell>
          <table:table-cell/>
          <table:table-cell table:style-name="ce5" office:value-type="string" calcext:value-type="string">
            <text:p>git checkout fronten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git checkout -b frontend</text:p>
          </table:table-cell>
        </table:table-row>
        <table:table-row table:style-name="ro1">
          <table:table-cell table:number-columns-repeated="3"/>
          <table:table-cell table:style-name="ce22"/>
        </table:table-row>
      </table:table>
      <table:table table:name="python - django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-m venv .</text:p>
          </table:table-cell>
        </table:table-row>
        <table:table-row table:style-name="ro1">
          <table:table-cell/>
          <table:table-cell office:value-type="string" calcext:value-type="string">
            <text:p>scripts\activ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</table:table-row>
        <table:table-row table:style-name="ro1">
          <table:table-cell/>
          <table:table-cell office:value-type="string" calcext:value-type="string">
            <text:p>pip install reque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</table:table-row>
        <table:table-row table:style-name="ro1">
          <table:table-cell/>
          <table:table-cell office:value-type="string" calcext:value-type="string">
            <text:p>ren config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startapp penzvalt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..</text:p>
          </table:table-cell>
        </table:table-row>
        <table:table-row table:style-name="ro1">
          <table:table-cell/>
          <table:table-cell table:style-name="ce12" office:value-type="string" calcext:value-type="string">
            <text:p>miután klónozod a git bacend branch-t utána agyon kell ütni a lokális backend könyvtárat</text:p>
          </table:table-cell>
        </table:table-row>
        <table:table-row table:style-name="ro1">
          <table:table-cell/>
          <table:table-cell table:style-name="ce12" office:value-type="string" calcext:value-type="string">
            <text:p>robocopy "project\Penzvalto" "backend" /E</text:p>
          </table:table-cell>
        </table:table-row>
      </table:table>
      <table:table table:name="Dock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valutavalto .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d:\my_work\aladar\projektmunka\valutavalto\backend:/app --publish 8800:8800 django-valutaval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00.00.00</text:date>, <text:time style:data-style-name="N2" text:time-value="10:06:13.33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02:15.812000000</meta:creation-date>
    <meta:generator>LibreOffice/24.8.3.2$Windows_X86_64 LibreOffice_project/48a6bac9e7e268aeb4c3483fcf825c94556d9f92</meta:generator>
    <dc:date>2025-01-08T10:47:08.641000000</dc:date>
    <meta:editing-duration>PT6H49M27S</meta:editing-duration>
    <meta:editing-cycles>7</meta:editing-cycles>
    <meta:document-statistic meta:table-count="5" meta:cell-count="76" meta:object-count="0"/>
  </office:meta>
</office:document-meta>
</file>